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 table:number-rows-repeated="10482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04:59:19.6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8T05:02:23.870000000</dc:date>
    <meta:editing-duration>P8DT21H25M31S</meta:editing-duration>
    <meta:editing-cycles>3886</meta:editing-cycles>
    <meta:document-statistic meta:table-count="6" meta:cell-count="10700" meta:object-count="0"/>
    <meta:user-defined meta:name="qrichtext">1</meta:user-defined>
  </office:meta>
</office:document-meta>
</file>